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A0000001A09E22A7AA.png" manifest:media-type="image/png"/>
  <manifest:file-entry manifest:full-path="Pictures/1000000100000514000003BCBC265A0D.png" manifest:media-type="image/png"/>
  <manifest:file-entry manifest:full-path="Pictures/1000000100000A000000064045C7F57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eehive1-outline1">
      <style:graphic-properties fo:min-height="9.135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Analogy of algorithm and Data Structure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Part 1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you will choose?</text:p>
          </draw:text-box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draw:frame draw:style-name="gr2" draw:text-style-name="P4" draw:layer="layout" svg:width="15.722cm" svg:height="9.826cm" svg:x="5.715cm" svg:y="3.509cm">
          <draw:image xlink:href="Pictures/1000000100000A000000064045C7F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inear Search</text:p>
          </draw:text-box>
        </draw:frame>
        <draw:frame draw:style-name="gr2" draw:text-style-name="P4" draw:layer="layout" svg:width="21.416cm" svg:height="10.03cm" svg:x="3.175cm" svg:y="3.175cm">
          <draw:image xlink:href="Pictures/1000000100000514000003BCBC265A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Object Mapping<text:line-break/></text:p>
          </draw:text-box>
        </draw:frame>
        <draw:frame presentation:style-name="pr9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5.399cm" svg:height="11.006cm" svg:x="1.905cm" svg:y="2.329cm">
          <draw:image xlink:href="Pictures/10000001000002A0000001A09E22A7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9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19:22.510007125</meta:creation-date>
    <meta:editing-duration>PT40M59S</meta:editing-duration>
    <meta:editing-cycles>2</meta:editing-cycles>
    <meta:generator>LibreOffice/7.6.4.1$Linux_X86_64 LibreOffice_project/60$Build-1</meta:generator>
    <dc:title>Beehive</dc:title>
    <dc:date>2024-02-19T20:00:21.120731089</dc:date>
    <meta:document-statistic meta:object-count="158"/>
  </office:meta>
</office:document-meta>
</file>